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tyle="normal" style:text-underline-style="none" fo:font-weight="bold" officeooo:rsid="001a37e8" officeooo:paragraph-rsid="00258301" style:font-style-asian="normal" style:font-weight-asian="bold" style:font-style-complex="normal" style:font-weight-complex="bold"/>
    </style:style>
    <style:style style:name="P2" style:family="paragraph" style:parent-style-name="Standard">
      <style:text-properties officeooo:rsid="001a37e8" officeooo:paragraph-rsid="001a37e8"/>
    </style:style>
    <style:style style:name="P3" style:family="paragraph" style:parent-style-name="Standard" style:list-style-name="L1">
      <style:text-properties officeooo:rsid="001a37e8" officeooo:paragraph-rsid="001a37e8"/>
    </style:style>
    <style:style style:name="P4" style:family="paragraph" style:parent-style-name="Standard">
      <style:text-properties fo:font-weight="bold" officeooo:rsid="0022ba3b" officeooo:paragraph-rsid="0022ba3b" style:font-weight-asian="bold" style:font-weight-complex="bold"/>
    </style:style>
    <style:style style:name="P5" style:family="paragraph" style:parent-style-name="Standard">
      <style:text-properties officeooo:rsid="0022ba3b" officeooo:paragraph-rsid="0022ba3b"/>
    </style:style>
    <style:style style:name="P6" style:family="paragraph" style:parent-style-name="Standard" style:list-style-name="L2">
      <style:text-properties officeooo:rsid="001b1a0c" officeooo:paragraph-rsid="001b1a0c"/>
    </style:style>
    <style:style style:name="P7" style:family="paragraph" style:parent-style-name="Standard" style:list-style-name="L2">
      <style:text-properties officeooo:rsid="001b1a0c" officeooo:paragraph-rsid="001f8b2f"/>
    </style:style>
    <style:style style:name="P8" style:family="paragraph" style:parent-style-name="Standard" style:list-style-name="L2">
      <style:text-properties officeooo:rsid="00228dcd" officeooo:paragraph-rsid="00228dcd"/>
    </style:style>
    <style:style style:name="P9" style:family="paragraph" style:parent-style-name="Standard" style:list-style-name="L2">
      <style:text-properties officeooo:paragraph-rsid="001a37e8"/>
    </style:style>
    <style:style style:name="P10" style:family="paragraph" style:parent-style-name="Standard" style:list-style-name="L2">
      <style:text-properties officeooo:rsid="00219d83" officeooo:paragraph-rsid="00219d83"/>
    </style:style>
    <style:style style:name="P11" style:family="paragraph" style:parent-style-name="Standard" style:list-style-name="L2">
      <style:text-properties officeooo:rsid="0022ba3b" officeooo:paragraph-rsid="0022ba3b"/>
    </style:style>
    <style:style style:name="P12" style:family="paragraph" style:parent-style-name="Standard" style:list-style-name="L2">
      <style:text-properties officeooo:rsid="002e7fdb" officeooo:paragraph-rsid="002e7fdb"/>
    </style:style>
    <style:style style:name="P13" style:family="paragraph" style:parent-style-name="Standard" style:list-style-name="L3">
      <style:text-properties officeooo:rsid="0022ba3b" officeooo:paragraph-rsid="0022ba3b"/>
    </style:style>
    <style:style style:name="P14" style:family="paragraph" style:parent-style-name="Standard" style:list-style-name="L3">
      <style:text-properties officeooo:rsid="002d2648" officeooo:paragraph-rsid="002d2648"/>
    </style:style>
    <style:style style:name="P15" style:family="paragraph" style:parent-style-name="Standard">
      <style:text-properties fo:font-weight="bold" officeooo:rsid="00258301" officeooo:paragraph-rsid="00258301" style:font-weight-asian="bold" style:font-weight-complex="bold"/>
    </style:style>
    <style:style style:name="P16" style:family="paragraph" style:parent-style-name="Standard">
      <style:text-properties officeooo:rsid="0043b36d" officeooo:paragraph-rsid="0043b36d"/>
    </style:style>
    <style:style style:name="P17" style:family="paragraph" style:parent-style-name="Standard">
      <style:text-properties officeooo:rsid="00258301" officeooo:paragraph-rsid="00258301"/>
    </style:style>
    <style:style style:name="T1" style:family="text">
      <style:text-properties officeooo:rsid="00258301"/>
    </style:style>
    <style:style style:name="T2" style:family="text">
      <style:text-properties officeooo:rsid="00219d83"/>
    </style:style>
    <style:style style:name="T3" style:family="text">
      <style:text-properties officeooo:rsid="00385628"/>
    </style:style>
    <style:style style:name="T4" style:family="text">
      <style:text-properties officeooo:rsid="002a2940"/>
    </style:style>
    <style:style style:name="T5" style:family="text">
      <style:text-properties officeooo:rsid="002f2bd0"/>
    </style:style>
    <style:style style:name="T6" style:family="text">
      <style:text-properties officeooo:rsid="0035f3ad"/>
    </style:style>
    <style:style style:name="T7" style:family="text">
      <style:text-properties officeooo:rsid="001f8b2f"/>
    </style:style>
    <style:style style:name="T8" style:family="text">
      <style:text-properties officeooo:rsid="001de996"/>
    </style:style>
    <style:style style:name="T9" style:family="text">
      <style:text-properties officeooo:rsid="002d2648"/>
    </style:style>
    <style:style style:name="T10" style:family="text">
      <style:text-properties officeooo:rsid="001a37e8"/>
    </style:style>
    <style:style style:name="T11" style:family="text">
      <style:text-properties officeooo:rsid="001b1a0c"/>
    </style:style>
    <style:style style:name="T12" style:family="text">
      <style:text-properties officeooo:rsid="00279f6a"/>
    </style:style>
    <style:style style:name="T13" style:family="text">
      <style:text-properties officeooo:rsid="00298f83"/>
    </style:style>
    <style:style style:name="T14" style:family="text">
      <style:text-properties officeooo:rsid="003408d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ncipios para <text:span text:style-name="T1">documentación</text:span><text:span text:style-name="T2"> </text:span>de <text:span text:style-name="T2">una </text:span>im<text:span text:style-name="T2">agen</text:span></text:p>
      <text:p text:style-name="P1"/>
      <text:p text:style-name="P2">Relación entre capas (modelo mental correcto)</text:p>
      <text:p text:style-name="P2"><text:s text:c="8"/>Capa 3 (Por qué, <text:span text:style-name="T3">narrativa, textual, wiki</text:span>)</text:p>
      <text:p text:style-name="P2"><text:s text:c="15"/>↑</text:p>
      <text:p text:style-name="P2"><text:s text:c="8"/>Capa 2 (Cómo human<text:span text:style-name="T4">o, procedimiento, </text:span><text:span text:style-name="T3">instrucciones, </text:span><text:span text:style-name="T5">implementación de decisiones, </text:span><text:span text:style-name="T3">wiki</text:span>)</text:p>
      <text:p text:style-name="P2"><text:s text:c="15"/>↑</text:p>
      <text:p text:style-name="P2"><text:s text:c="8"/>Capa 1 (Qué, <text:span text:style-name="T4">intención, </text:span><text:span text:style-name="T5">decisiones arquitectónicas, </text:span><text:span text:style-name="T3">contrato técnico, </text:span><text:span text:style-name="T6">yaml</text:span>)</text:p>
      <text:p text:style-name="P2"><text:s text:c="15"/>↓</text:p>
      <text:p text:style-name="P2"><text:s text:c="8"/>Capa 4 (Cómo automático)</text:p>
      <text:p text:style-name="P2"/>
      <text:list text:style-name="L1">
        <text:list-item>
          <text:p text:style-name="P3">La automatización mira hacia arriba,</text:p>
        </text:list-item>
        <text:list-item>
          <text:p text:style-name="P3">Nunca al revés.</text:p>
        </text:list-item>
      </text:list>
      <text:p text:style-name="P2"/>
      <text:p text:style-name="P2"/>
      <text:p text:style-name="P4"><text:span text:style-name="T1">Capa 1: </text:span>Declaración de una imagen</text:p>
      <text:p text:style-name="P5"/>
      <text:list text:style-name="L2">
        <text:list-item>
          <text:p text:style-name="P6">El primer nivel <text:span text:style-name="T2">o </text:span><text:span text:style-name="T7">Capa 1 </text:span>de documentación de una imagen de la NAC, se realiza por medio de una <text:span text:style-name="T8">declaración o </text:span>definición declarativa de su contenido. </text:p>
        </text:list-item>
        <text:list-item>
          <text:p text:style-name="P7">La <text:span text:style-name="T8">declaración</text:span> contiene una definición del contenido de la imagen. <text:span text:style-name="T7">Es una capa que declara qué debe existir. Es decir, el</text:span> contenido debe responder a la pregunta “qué contiene la imagen?” “<text:span text:style-name="T9">qué tipo de servicio es?</text:span>”, pero sin el detalle de cómo se implementa. </text:p>
        </text:list-item>
        <text:list-item>
          <text:p text:style-name="P8">Un archivo yaml se enfoca en declarar el inventario de elementos de la imagen, así como una definición del contrato con los aspectos que se espera que la imagen cumpla.</text:p>
        </text:list-item>
        <text:list-item>
          <text:p text:style-name="P9"><text:span text:style-name="T10">La </text:span><text:span text:style-name="T8">declaración</text:span><text:span text:style-name="T11"> se </text:span><text:span text:style-name="T8">documenta</text:span><text:span text:style-name="T11"> </text:span><text:span text:style-name="T8">en </text:span><text:span text:style-name="T10">archivos </text:span><text:span text:style-name="T8">con</text:span><text:span text:style-name="T11"> formato </text:span><text:span text:style-name="T10">yaml.</text:span></text:p>
        </text:list-item>
        <text:list-item>
          <text:p text:style-name="P10">La estructura del archivo yaml debe ser lo más plana posible. Es decir, el archivo no debe tener muchos niveles de anidamiento en la definición de los elementos.</text:p>
        </text:list-item>
        <text:list-item>
          <text:p text:style-name="P11">El archivo yaml no debe bajar al nivel de pasos de instalación.</text:p>
        </text:list-item>
        <text:list-item>
          <text:p text:style-name="P11"><text:span text:style-name="T12">El archivo yaml debe mantener un </text:span>nivel conceptual. <text:span text:style-name="T12">Ejemplos de aspectos a declarar en un yaml son: q</text:span>ué rol cumple <text:span text:style-name="T12">un</text:span>a aplicación, <text:span text:style-name="T12">q</text:span>ué variantes están habilitadas, <text:span text:style-name="T12">q</text:span>ué características están activas, <text:span text:style-name="T12">q</text:span>ué perfiles se esperan.</text:p>
        </text:list-item>
        <text:list-item>
          <text:p text:style-name="P11"><text:span text:style-name="T13">El archivo yaml no debe tener un </text:span>nivel procedimental. <text:span text:style-name="T13">Ejemplos de aspectos que no deben ir en un yaml son: </text:span>rutas exactas de archivos, comandos específicos, <text:span text:style-name="T13">banderas</text:span> de <text:span text:style-name="T13">la línea de comandos, </text:span>orden de ejecución, <text:span text:style-name="T13">solución de problemas (</text:span>workarounds<text:span text:style-name="T13">), escenarios como </text:span>“si pasa X entonces Y”.</text:p>
        </text:list-item>
        <text:list-item>
          <text:p text:style-name="P12">Para modelar imágenes complejas, la capa 1 permite fijar expectativas, guiar la implementación, permite automatización básica, deja libertad operativa. En cambio, la capa2 explicaría cómo se hacen esas tareas.</text:p>
        </text:list-item>
        <text:list-item>
          <text:p text:style-name="P12"><text:span text:style-name="T5">La capa 1 puede </text:span>expresa<text:span text:style-name="T5">r</text:span> intención, rol, perfil, variantes <text:span text:style-name="T5">de la imagen, pero no debe describir</text:span> pasos, comandos o mecánica de instalación.</text:p>
        </text:list-item>
        <text:list-item>
          <text:p text:style-name="P12">Una imagen no se describe por cómo se construye sino por el rol que cumple dentro de la nube.</text:p>
        </text:list-item>
        <text:list-item>
          <text:p text:style-name="P12">El YAML de <text:span text:style-name="T14">un</text:span>a imagen derivada no describe la imagen completa, describe únicamente las diferencias respecto a su <text:span text:style-name="T14">imagen </text:span>padre.</text:p>
        </text:list-item>
        <text:list-item>
          <text:p text:style-name="P12">Las imágenes derivadas no se describen por lo que son, sino por lo que cambian respecto a su origen.</text:p>
        </text:list-item>
        <text:list-item>
          <text:p text:style-name="P12">Toda sección heredable debe declarar explícitamente cómo se combina con la base. La ausencia de regla es un error documental, no un default implícito.</text:p>
        </text:list-item>
      </text:list>
      <text:p text:style-name="P2"/>
      <text:p text:style-name="P4"><text:span text:style-name="T1">Capa 2: </text:span>Construcción de una imagen</text:p>
      <text:p text:style-name="P5"><text:soft-page-break/>.</text:p>
      <text:list text:style-name="L3">
        <text:list-item>
          <text:p text:style-name="P13">La capa 2 no debe hacer nada que no esté definido en la capa 1, <text:span text:style-name="T4">porque eso viola el contrato</text:span>. <text:span text:style-name="T4">No puede haber decisiones escondidas en el procedimiento.</text:span></text:p>
        </text:list-item>
        <text:list-item>
          <text:p text:style-name="P13">La capa 2 no debe introducir decisiones nuevas, pero sí puede introducir detalles operativos que implementan una decisión ya declarada.</text:p>
        </text:list-item>
        <text:list-item>
          <text:p text:style-name="P14">Debe responder a la pregunta “cómo configuro la imagen?”</text:p>
        </text:list-item>
      </text:list>
      <text:p text:style-name="P5"/>
      <text:p text:style-name="P15">Capa 3: Justificación de una imagen</text:p>
      <text:p text:style-name="P16"/>
      <text:p text:style-name="P17"/>
      <text:p text:style-name="P15">Capa 4: Automatización de una imagen</text:p>
      <text:p text:style-name="P17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s" fo:country="C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C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Ricardo Villalón</meta:initial-creator>
    <meta:creation-date>2026-01-12T00:10:02.400552232</meta:creation-date>
    <dc:date>2026-01-19T13:42:16.581382353</dc:date>
    <meta:editing-duration>PT18H33M11S</meta:editing-duration>
    <meta:editing-cycles>24</meta:editing-cycles>
    <meta:generator>LibreOffice/25.8.4.2$Linux_X86_64 LibreOffice_project/580$Build-2</meta:generator>
    <meta:print-date>2026-01-19T00:14:20.155115162</meta:print-date>
    <meta:printed-by>PDF files</meta:printed-by>
    <meta:document-statistic meta:table-count="0" meta:image-count="0" meta:object-count="0" meta:page-count="2" meta:paragraph-count="33" meta:word-count="517" meta:character-count="3126" meta:non-whitespace-character-count="2582"/>
  </office:meta>
</office:document-meta>
</file>